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8086" officeooo:paragraph-rsid="000c808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8086" officeooo:paragraph-rsid="000c808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officeooo:rsid="000c8086" officeooo:paragraph-rsid="000c8086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officeooo:rsid="000c8086" officeooo:paragraph-rsid="000c8086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d462e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e8520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d462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e8520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d462e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e852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0d462e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105f04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05f04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d5bf" officeooo:paragraph-rsid="0011d5bf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d462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e852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d462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e852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2a3c7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d462e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e8520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e8520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f04" style:font-weight-asian="bold" style:font-weight-complex="bold"/>
    </style:style>
    <style:style style:name="T3" style:family="text">
      <style:text-properties fo:font-weight="bold" officeooo:rsid="000d462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d5bf" style:font-weight-asian="normal" style:font-weight-complex="normal"/>
    </style:style>
    <style:style style:name="T6" style:family="text">
      <style:text-properties fo:font-weight="normal" officeooo:rsid="000d462e" style:font-weight-asian="normal" style:font-weight-complex="normal"/>
    </style:style>
    <style:style style:name="T7" style:family="text">
      <style:text-properties officeooo:rsid="000d78fe"/>
    </style:style>
    <style:style style:name="T8" style:family="text">
      <style:text-properties officeooo:rsid="000e8520"/>
    </style:style>
    <style:style style:name="T9" style:family="text">
      <style:text-properties officeooo:rsid="0012a3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 C++</text:p>
      <text:p text:style-name="P1"/>
      <text:p text:style-name="P3">Anas Louter et Guillaume Caulier</text:p>
      <text:p text:style-name="P3"/>
      <text:p text:style-name="P4"/>
      <text:p text:style-name="P5">LAB 1</text:p>
      <text:p text:style-name="P5"/>
      <text:p text:style-name="P7">Question 1)</text:p>
      <text:p text:style-name="P7"/>
      <text:p text:style-name="P11">La première écriture instancie le Dvector, puis <text:span text:style-name="T7">utilise l’opérateur =</text:span>. La deuxième <text:span text:style-name="T7">utilise le constructeur</text:span>.</text:p>
      <text:p text:style-name="P7"><text:s/></text:p>
      <text:p text:style-name="P7">Question 2)</text:p>
      <text:p text:style-name="P7"/>
      <text:p text:style-name="P11">Voir fichier <text:span text:style-name="T2">TP1_caulierg_loutera/</text:span><text:span text:style-name="T1">testLab1.cpp</text:span><text:span text:style-name="T4">.</text:span></text:p>
      <text:p text:style-name="P15"/>
      <text:p text:style-name="P9">Question 3)</text:p>
      <text:p text:style-name="P9"/>
      <text:p text:style-name="P12"><text:span text:style-name="T4">Voir fichier </text:span><text:span text:style-name="T2">TP1_caulierg_loutera/</text:span><text:span text:style-name="T1">Dvector.cpp</text:span><text:span text:style-name="T4">.</text:span></text:p>
      <text:p text:style-name="P15"/>
      <text:p text:style-name="P9">Question 4)</text:p>
      <text:p text:style-name="P9"/>
      <text:p text:style-name="P15">Valgrind ne renvoie aucune faute mémoire lors du lancement de <text:span text:style-name="T1">testLab1.cpp</text:span>.</text:p>
      <text:p text:style-name="P15"/>
      <text:p text:style-name="P6">LAB <text:span text:style-name="T8">2</text:span></text:p>
      <text:p text:style-name="P6"/>
      <text:p text:style-name="P8">Question 1<text:span text:style-name="T9">)</text:span></text:p>
      <text:p text:style-name="P8"/>
      <text:p text:style-name="P19"><text:span text:style-name="T9">Tous les opérateurs sont implémentés et testés, sauf une deuxième version de l’opérateur = sans utiliser memcpy().</text:span></text:p>
      <text:p text:style-name="P19">Voir fichier <text:span text:style-name="T1">TP2_caulierg_loutera/testLab2.cpp</text:span><text:span text:style-name="T4">.</text:span></text:p>
      <text:p text:style-name="P8"><text:s/></text:p>
      <text:p text:style-name="P8">Question 2)</text:p>
      <text:p text:style-name="P8"/>
      <text:p text:style-name="P16"/>
      <text:p text:style-name="P16"/>
      <text:p text:style-name="P10">Question 3)</text:p>
      <text:p text:style-name="P10"/>
      <text:p text:style-name="P13"><text:span text:style-name="T4">Dans les opérateurs +, -, *, / par un réel, on utilise </text:span><text:span text:style-name="T5">respectivement </text:span><text:span text:style-name="T4">les </text:span><text:span text:style-name="T5">opérateurs +=, -=, *=, /= par un réel.</text:span></text:p>
      <text:p text:style-name="P14"><text:span text:style-name="T5">(</text:span><text:span text:style-name="T6">Voir fichier </text:span><text:span text:style-name="T2">TP</text:span><text:span text:style-name="T1">2</text:span><text:span text:style-name="T2">_caulierg_loutera/</text:span><text:span text:style-name="T3">Dvector.cpp</text:span><text:span text:style-name="T4">)</text:span></text:p>
      <text:p text:style-name="P16"/>
      <text:p text:style-name="P10">Question 4)</text:p>
      <text:p text:style-name="P10"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9:21.005222492</meta:creation-date>
    <dc:date>2019-05-15T16:09:51.154473095</dc:date>
    <meta:editing-duration>PT51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105" meta:character-count="746" meta:non-whitespace-character-count="659"/>
  </office:meta>
</office:document-meta>
</file>